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6d47" officeooo:paragraph-rsid="000519e6" style:font-weight-asian="bold" style:font-weight-complex="bold"/>
    </style:style>
    <style:style style:name="P2" style:family="paragraph" style:parent-style-name="Standard">
      <style:text-properties fo:font-weight="normal" officeooo:rsid="001f6d47" officeooo:paragraph-rsid="000519e6" style:font-weight-asian="normal" style:font-weight-complex="normal"/>
    </style:style>
    <style:style style:name="P3" style:family="paragraph" style:parent-style-name="Standard">
      <style:text-properties fo:font-weight="normal" officeooo:rsid="000519e6" officeooo:paragraph-rsid="000519e6" style:font-weight-asian="normal" style:font-weight-complex="normal"/>
    </style:style>
    <style:style style:name="P4" style:family="paragraph" style:parent-style-name="Standard">
      <style:paragraph-properties fo:margin-left="0cm" fo:margin-right="0cm" style:line-height-at-least="0.741cm" fo:orphans="2" fo:widows="2" fo:text-indent="0cm" style:auto-text-indent="false"/>
      <style:text-properties fo:font-weight="normal" officeooo:rsid="001f6d47" officeooo:paragraph-rsid="000519e6" style:font-weight-asian="normal" style:font-weight-complex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9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10" style:family="paragraph" style:parent-style-name="Text_20_body" style:list-style-name="L6">
      <style:paragraph-properties fo:margin-left="0cm" fo:margin-right="0cm" style:line-height-at-least="0.741cm" fo:orphans="2" fo:widows="2" fo:text-indent="0cm" style:auto-text-indent="false"/>
    </style:style>
    <style:style style:name="T1" style:family="text"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Open Sans" fo:font-size="10.5pt" fo:letter-spacing="normal" fo:font-style="normal" fo:font-weight="normal" fo:background-color="#00a933" loext:char-shading-value="0"/>
    </style:style>
    <style:style style:name="T3" style:family="text">
      <style:text-properties fo:font-variant="normal" fo:text-transform="none" fo:color="#000000" loext:opacity="100%" style:font-name="Open Sans" fo:font-size="10.5pt" fo:letter-spacing="normal" fo:font-style="normal" fo:font-weight="normal" fo:background-color="#ffff00" loext:char-shading-value="0"/>
    </style:style>
    <style:style style:name="T4" style:family="text">
      <style:text-properties fo:font-variant="normal" fo:text-transform="none" fo:color="#000000" loext:opacity="100%" style:font-name="Open Sans" fo:font-size="10.5pt" fo:letter-spacing="normal" fo:font-style="normal" fo:font-weight="normal" fo:background-color="#ff0000" loext:char-shading-value="0"/>
    </style:style>
    <style:style style:name="T5" style:family="text">
      <style:text-properties fo:color="#00a933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background-color="#ffff00" loext:char-shading-value="0"/>
    </style:style>
    <style:style style:name="T8" style:family="text">
      <style:text-properties fo:color="#000000" loext:opacity="100%" fo:background-color="#ff0000" loext:char-shading-value="0"/>
    </style:style>
    <style:style style:name="T9" style:family="text">
      <style:text-properties fo:color="#000000" loext:opacity="100%" fo:background-color="#ff00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00a933" loext:char-shading-value="0"/>
    </style:style>
    <style:style style:name="T12" style:family="text">
      <style:text-properties fo:color="#ff0000" loext:opacity="100%"/>
    </style:style>
    <style:style style:name="T13" style:family="text">
      <style:text-properties officeooo:rsid="0020c761"/>
    </style:style>
    <style:style style:name="T14" style:family="text">
      <style:text-properties officeooo:rsid="00064430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02123086" text:style-name="L1">
        <text:list-item>
          <text:p text:style-name="P5">Los <text:span text:style-name="T7">clientes</text:span><text:span text:style-name="T5"> </text:span>pueden <text:span text:style-name="T11">reservar</text:span> <text:span text:style-name="T7">vuelos</text:span>. Con la <text:span text:style-name="T7">reserva</text:span> se pueden <text:span text:style-name="T11">reservar</text:span> varias <text:span text:style-name="T7">plazas</text:span>, pero no <text:span text:style-name="T11">poseeremos</text:span> el número de <text:span text:style-name="T10">asiento</text:span> hasta obtener la <text:span text:style-name="T7">tarjeta de embarque</text:span>. En ese instante se <text:span text:style-name="T11">asignará</text:span> el <text:span text:style-name="T7">asiento</text:span> que tiene como identificación la <text:span text:style-name="T9">fila</text:span>, <text:span text:style-name="T9">columna</text:span> y la <text:span text:style-name="T9">planta</text:span> en la que está situado.</text:p>
        </text:list-item>
      </text:list>
      <text:list xml:id="list3714606987" text:style-name="L2">
        <text:list-item>
          <text:p text:style-name="P6">Se pueden <text:span text:style-name="T11">obtener</text:span> <text:span text:style-name="T7">tarjetas de embarque</text:span> sin tener <text:span text:style-name="T10">reserva</text:span></text:p>
        </text:list-item>
      </text:list>
      <text:list xml:id="list2252722223" text:style-name="L3">
        <text:list-item>
          <text:p text:style-name="P7">Las <text:span text:style-name="T7">tarjetas de embarque</text:span> se <text:span text:style-name="T11">refieren</text:span> a un único <text:span text:style-name="T7">cliente</text:span>. De modo que aunque <text:span text:style-name="T11">reserváramos</text:span> nueve plazas, cada <text:span text:style-name="T7">cliente</text:span> podrá <text:span text:style-name="T11">sacar</text:span> su<text:span text:style-name="T7"> tarjeta de embarque i</text:span>ndicando el <text:span text:style-name="T9">número de reserva</text:span>, la <text:span text:style-name="T9">fecha</text:span> de la misma y sus <text:span text:style-name="T9">datos personales </text:span>(<text:span text:style-name="T9">dni</text:span>, <text:span text:style-name="T9">nombre</text:span>, <text:span text:style-name="T9">apellidos</text:span>, <text:span text:style-name="T9">dirección</text:span> y <text:span text:style-name="T9">teléfono</text:span>). Además la <text:span text:style-name="T7">persona</text:span> que reserva debe <text:span text:style-name="T11">indicar</text:span> una <text:span text:style-name="T9">tarjeta</text:span><text:span text:style-name="T7"> </text:span><text:span text:style-name="T9">de</text:span><text:span text:style-name="T7"> </text:span><text:span text:style-name="T9">crédito</text:span> que quedará asociada a esa <text:span text:style-name="T7">persona</text:span>.</text:p>
        </text:list-item>
      </text:list>
      <text:list xml:id="list1514175220" text:style-name="L4">
        <text:list-item>
          <text:p text:style-name="P8">El <text:span text:style-name="T7">vuelo</text:span> que se reserva <text:span text:style-name="T11">tiene</text:span> un <text:span text:style-name="T9">código</text:span> único, una <text:span text:style-name="T9">fecha</text:span> y una <text:span text:style-name="T9">hora de salida y de llegada</text:span> y un <text:span text:style-name="T7">aeropuerto</text:span> de <text:span text:style-name="T9">salida</text:span> y otro de <text:span text:style-name="T9">llegada</text:span></text:p>
        </text:list-item>
      </text:list>
      <text:list xml:id="list368763624" text:style-name="L5">
        <text:list-item>
          <text:p text:style-name="P9">Los <text:span text:style-name="T7">aeropuertos</text:span> <text:span text:style-name="T11">poseen</text:span> un <text:span text:style-name="T9">código</text:span> único, además del <text:span text:style-name="T9">nombre</text:span> y la <text:span text:style-name="T9">localidad</text:span> y el <text:span text:style-name="T9">país</text:span> en el que se encuentran</text:p>
        </text:list-item>
      </text:list>
      <text:list xml:id="list1975084317" text:style-name="L6">
        <text:list-item>
          <text:p text:style-name="P10"><text:span text:style-name="T1">Se </text:span><text:span text:style-name="T2">guarda</text:span><text:span text:style-name="T1"> información sobre los </text:span><text:span text:style-name="T3">aviones</text:span><text:span text:style-name="T1">, </text:span><text:span text:style-name="T4">código</text:span><text:span text:style-name="T1"> y </text:span><text:span text:style-name="T4">número de plazas</text:span><text:span text:style-name="T1">. Los </text:span><text:span text:style-name="T3">vuelos</text:span><text:span text:style-name="T1"> sólo les </text:span><text:span text:style-name="T2">puede realizar</text:span><text:span text:style-name="T1"> un </text:span><text:span text:style-name="T3">avión</text:span><text:span text:style-name="T1"> determinado, pero el mismo </text:span><text:span text:style-name="T3">avión</text:span><text:span text:style-name="T1"> </text:span><text:span text:style-name="T2">puede realizar</text:span><text:span text:style-name="T1"> (como es lógico) otros </text:span><text:span text:style-name="T3">vuelos</text:span><text:line-break/></text:p>
        </text:list-item>
      </text:list>
      <text:p text:style-name="P1">Candidatos a entidades:</text:p>
      <text:p text:style-name="P3">Cliente/Persona</text:p>
      <text:p text:style-name="P3">Vuelos/Reserva</text:p>
      <text:p text:style-name="P3">Plazas/Asiento</text:p>
      <text:p text:style-name="P3">Tarjetas de embarque</text:p>
      <text:p text:style-name="P3">Aeropuerto</text:p>
      <text:p text:style-name="P3">Aviones</text:p>
      <text:p text:style-name="P2"/>
      <text:p text:style-name="P1">Propiedades o atributos</text:p>
      <text:p text:style-name="P3">Cliente/Persona: dni, nombre, apellido, dirección, teléfono</text:p>
      <text:p text:style-name="P3">Vuelos/Reserva: código, fecha, hora de salida, hora de llegada, aeropuerto de salida, aeropuerto de entrada.</text:p>
      <text:p text:style-name="P3">Plazas/Asiento: fila, columna, planta.</text:p>
      <text:p text:style-name="P3">Tarjetas de embarque: número de reserva, fecha, datos personales (de cliente)</text:p>
      <text:p text:style-name="P3">Aeropuerto: código, nombre, localidad, país.</text:p>
      <text:p text:style-name="P3">Aviones: <text:span text:style-name="T14">código, número de plazas</text:span></text:p>
      <text:p text:style-name="P2"/>
      <text:p text:style-name="P1">Identificadores</text:p>
      <text:p text:style-name="P2">Localidad: <text:span text:style-name="T13">#cod_ciudad</text:span></text:p>
      <text:p text:style-name="P2">Provincia: código postal.</text:p>
      <text:p text:style-name="P4">Comunidad: nomb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6:05:29.915000000</meta:creation-date>
    <dc:date>2020-11-17T17:15:29.622000000</dc:date>
    <meta:editing-duration>PT42M23S</meta:editing-duration>
    <meta:editing-cycles>1</meta:editing-cycles>
    <meta:document-statistic meta:table-count="0" meta:image-count="0" meta:object-count="0" meta:page-count="1" meta:paragraph-count="24" meta:word-count="272" meta:character-count="1718" meta:non-whitespace-character-count="1475"/>
    <meta:generator>LibreOffice/7.0.2.2$Windows_X86_64 LibreOffice_project/8349ace3c3162073abd90d81fd06dcfb6b36b994</meta:generator>
  </office:meta>
</office:document-meta>
</file>